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U</mi>
              <mi>C</mi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U</mi>
              <mn>0</mn>
            </msub>
            <mrow>
              <mo stretchy="false">(</mo>
              <mrow>
                <mn>1</mn>
                <mrow>
                  <mi/>
                  <mo stretchy="false">+</mo>
                  <mi/>
                </mrow>
                <mo stretchy="false">β</mo>
                <mi>t</mi>
              </mrow>
              <mo stretchy="false">)</mo>
            </mrow>
            <mi/>
            <msup>
              <mtext>e</mtext>
              <mrow>
                <mrow>
                  <mo stretchy="false">−</mo>
                  <mo stretchy="false">β</mo>
                </mrow>
                <mi>t</mi>
              </mrow>
            </msup>
            <mi/>
            <mo stretchy="false">→</mo>
            <mi/>
            <mtext>exponentieller Abfall</mtext>
          </mrow>
        </mtd>
      </mtr>
      <mtr>
        <mtd>
          <mrow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row>
                <mi/>
                <mo stretchy="false">−</mo>
                <msup>
                  <mo stretchy="false">β</mo>
                  <mn>2</mn>
                </msup>
              </mrow>
            </mrow>
            <mi/>
            <mi>C</mi>
            <mi/>
            <msub>
              <mi>U</mi>
              <mn>0</mn>
            </msub>
            <mrow>
              <mi/>
              <mo stretchy="false">⋅</mo>
              <mi/>
            </mrow>
            <mi>t</mi>
            <mi/>
            <msup>
              <mtext>e</mtext>
              <mrow>
                <mrow>
                  <mo stretchy="false">−</mo>
                  <mo stretchy="false">β</mo>
                </mrow>
                <mi>t</mi>
              </mrow>
            </msup>
            <mi/>
            <mo stretchy="false">→</mo>
            <mi/>
            <mtext>exponentieller Abfall</mtext>
          </mrow>
        </mtd>
      </mtr>
    </mtable>
    <annotation encoding="StarMath 5.0">U_C(t) `=` U_0 (1 `+` %ibeta t ) ` "e"^{- %ibeta t} ~~rightarrow~~ "exponentieller Abfall" newline
I(t) `=` -%ibeta^2 ` C ` U_0 `cdot` t ` "e"^{- %ibeta t} ~~rightarrow~~ "exponentieller Abfall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16:25.658000000</meta:creation-date>
    <meta:generator>LibreOffice/4.1.4.2$Windows_x86 LibreOffice_project/0a0440ccc0227ad9829de5f46be37cfb6edcf72</meta:generator>
  </office:meta>
</office:document-meta>
</file>